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9"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0" style:family="paragraph" style:parent-style-name="Table_20_Contents">
      <style:paragraph-properties fo:text-align="center" style:justify-single-word="false"/>
      <style:text-properties officeooo:rsid="0037c70a" officeooo:paragraph-rsid="0037c70a"/>
    </style:style>
    <style:style style:name="P11"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2" style:family="paragraph" style:parent-style-name="Table_20_Contents">
      <style:text-properties officeooo:rsid="004d4082" officeooo:paragraph-rsid="004d4082"/>
    </style:style>
    <style:style style:name="P13" style:family="paragraph" style:parent-style-name="Table_20_Contents">
      <style:text-properties officeooo:rsid="004dd40a" officeooo:paragraph-rsid="000dd953"/>
    </style:style>
    <style:style style:name="P14" style:family="paragraph" style:parent-style-name="Table_20_Contents">
      <style:text-properties officeooo:rsid="004ee154" officeooo:paragraph-rsid="004ee154"/>
    </style:style>
    <style:style style:name="P15" style:family="paragraph" style:parent-style-name="Table_20_Contents">
      <style:text-properties officeooo:rsid="0057297e" officeooo:paragraph-rsid="0057297e"/>
    </style:style>
    <style:style style:name="P16" style:family="paragraph" style:parent-style-name="Table_20_Contents">
      <style:text-properties officeooo:rsid="00586711" officeooo:paragraph-rsid="00586711"/>
    </style:style>
    <style:style style:name="P17" style:family="paragraph" style:parent-style-name="Table_20_Contents">
      <style:text-properties officeooo:rsid="0058e7ed" officeooo:paragraph-rsid="0058e7ed"/>
    </style:style>
    <style:style style:name="P18" style:family="paragraph" style:parent-style-name="Text_20_body">
      <style:text-properties officeooo:rsid="0013430d" officeooo:paragraph-rsid="0013430d"/>
    </style:style>
    <style:style style:name="P19" style:family="paragraph" style:parent-style-name="Text_20_body">
      <style:text-properties officeooo:rsid="001a91bf" officeooo:paragraph-rsid="001a91bf"/>
    </style:style>
    <style:style style:name="P20" style:family="paragraph" style:parent-style-name="Text_20_body">
      <style:text-properties officeooo:rsid="001bf1d7" officeooo:paragraph-rsid="001bf1d7"/>
    </style:style>
    <style:style style:name="P21" style:family="paragraph" style:parent-style-name="Text_20_body">
      <style:text-properties fo:font-weight="bold" officeooo:rsid="001bf1d7" officeooo:paragraph-rsid="001bf1d7" style:font-weight-asian="bold" style:font-weight-complex="bold"/>
    </style:style>
    <style:style style:name="P22" style:family="paragraph" style:parent-style-name="Text_20_body">
      <style:text-properties fo:font-weight="bold" officeooo:rsid="00227b8d" officeooo:paragraph-rsid="00227b8d" style:font-weight-asian="bold" style:font-weight-complex="bold"/>
    </style:style>
    <style:style style:name="P23" style:family="paragraph" style:parent-style-name="Text_20_body">
      <style:text-properties fo:font-weight="bold" officeooo:rsid="0029e291" officeooo:paragraph-rsid="0029e291" style:font-weight-asian="bold" style:font-weight-complex="bold"/>
    </style:style>
    <style:style style:name="P24" style:family="paragraph" style:parent-style-name="Text_20_body">
      <style:text-properties fo:font-weight="bold" officeooo:rsid="002dab32" officeooo:paragraph-rsid="002dab32" style:font-weight-asian="bold" style:font-weight-complex="bold"/>
    </style:style>
    <style:style style:name="P25"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26"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27" style:family="paragraph" style:parent-style-name="Text_20_body">
      <style:text-properties fo:font-weight="bold" officeooo:rsid="0031e990" officeooo:paragraph-rsid="0031e990" style:font-weight-asian="bold" style:font-weight-complex="bold"/>
    </style:style>
    <style:style style:name="P28" style:family="paragraph" style:parent-style-name="Text_20_body">
      <style:text-properties fo:font-weight="bold" officeooo:rsid="003289f1" officeooo:paragraph-rsid="003289f1" style:font-weight-asian="bold" style:font-weight-complex="bold"/>
    </style:style>
    <style:style style:name="P29"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30"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31"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32"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33"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34"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35"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36"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37"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38" style:family="paragraph" style:parent-style-name="Text_20_body">
      <style:text-properties fo:font-weight="normal" officeooo:rsid="001f7698" officeooo:paragraph-rsid="001f7698" style:font-weight-asian="normal" style:font-weight-complex="normal"/>
    </style:style>
    <style:style style:name="P39" style:family="paragraph" style:parent-style-name="Text_20_body">
      <style:text-properties fo:font-weight="normal" officeooo:rsid="002c1713" officeooo:paragraph-rsid="002a24bc" style:font-weight-asian="normal" style:font-weight-complex="normal"/>
    </style:style>
    <style:style style:name="P40" style:family="paragraph" style:parent-style-name="Text_20_body">
      <style:text-properties fo:font-weight="normal" officeooo:rsid="003289f1" officeooo:paragraph-rsid="002dab32" style:font-weight-asian="normal" style:font-weight-complex="normal"/>
    </style:style>
    <style:style style:name="P41" style:family="paragraph" style:parent-style-name="Text_20_body">
      <style:text-properties fo:font-weight="normal" officeooo:rsid="003289f1" officeooo:paragraph-rsid="003289f1" style:font-weight-asian="normal" style:font-weight-complex="normal"/>
    </style:style>
    <style:style style:name="P42" style:family="paragraph" style:parent-style-name="Text_20_body">
      <style:text-properties fo:font-weight="normal" officeooo:rsid="0033e216" officeooo:paragraph-rsid="002dab32" style:font-weight-asian="normal" style:font-weight-complex="normal"/>
    </style:style>
    <style:style style:name="P43" style:family="paragraph" style:parent-style-name="Text_20_body">
      <style:text-properties fo:font-weight="normal" officeooo:rsid="0033e216" officeooo:paragraph-rsid="003289f1" style:font-weight-asian="normal" style:font-weight-complex="normal"/>
    </style:style>
    <style:style style:name="P44" style:family="paragraph" style:parent-style-name="Text_20_body">
      <style:text-properties fo:font-weight="normal" officeooo:rsid="0033e216" officeooo:paragraph-rsid="0033e216" style:font-weight-asian="normal" style:font-weight-complex="normal"/>
    </style:style>
    <style:style style:name="P45" style:family="paragraph" style:parent-style-name="Text_20_body">
      <style:text-properties fo:font-weight="normal" officeooo:rsid="003255a9" officeooo:paragraph-rsid="002dab32" style:font-weight-asian="normal" style:font-weight-complex="normal"/>
    </style:style>
    <style:style style:name="P46" style:family="paragraph" style:parent-style-name="Text_20_body">
      <style:text-properties fo:font-weight="normal" officeooo:rsid="00358cdf" officeooo:paragraph-rsid="0029e291" style:font-weight-asian="normal" style:font-weight-complex="normal"/>
    </style:style>
    <style:style style:name="P47" style:family="paragraph" style:parent-style-name="Text_20_body">
      <style:text-properties fo:font-weight="normal" officeooo:rsid="00358cdf" officeooo:paragraph-rsid="0031e990" style:font-weight-asian="normal" style:font-weight-complex="normal"/>
    </style:style>
    <style:style style:name="P48"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49" style:family="paragraph" style:parent-style-name="Preformatted_20_Text">
      <style:text-properties officeooo:rsid="0015ed64" officeooo:paragraph-rsid="0015ed64"/>
    </style:style>
    <style:style style:name="P50" style:family="paragraph" style:parent-style-name="Preformatted_20_Text">
      <style:paragraph-properties fo:margin-top="0in" fo:margin-bottom="0.1965in" loext:contextual-spacing="false"/>
    </style:style>
    <style:style style:name="P51" style:family="paragraph" style:parent-style-name="List_20_Contents">
      <style:paragraph-properties fo:margin-top="0in" fo:margin-bottom="0.1965in" loext:contextual-spacing="false"/>
    </style:style>
    <style:style style:name="P52"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53" style:family="paragraph" style:parent-style-name="Table_20_Contents" style:list-style-name="L2">
      <style:paragraph-properties fo:text-align="start" style:justify-single-word="false"/>
      <style:text-properties fo:font-weight="normal" officeooo:rsid="00465f07" officeooo:paragraph-rsid="00465f07" style:font-weight-asian="normal" style:font-weight-complex="normal"/>
    </style:style>
    <style:style style:name="P54" style:family="paragraph" style:parent-style-name="Table_20_Contents" style:list-style-name="L4">
      <style:text-properties officeooo:rsid="0057297e" officeooo:paragraph-rsid="0057297e"/>
    </style:style>
    <style:style style:name="P55" style:family="paragraph" style:parent-style-name="Table_20_Contents" style:list-style-name="L5">
      <style:text-properties officeooo:rsid="00586711" officeooo:paragraph-rsid="00586711"/>
    </style:style>
    <style:style style:name="P56" style:family="paragraph" style:parent-style-name="Table_20_Contents" style:list-style-name="L6">
      <style:text-properties fo:font-weight="bold" officeooo:rsid="0059e377" officeooo:paragraph-rsid="0058e7ed" style:font-weight-asian="bold" style:font-weight-complex="bold"/>
    </style:style>
    <style:style style:name="P57" style:family="paragraph" style:parent-style-name="Table_20_Contents" style:list-style-name="L6">
      <style:text-properties fo:font-weight="bold" officeooo:rsid="005e1e0b" officeooo:paragraph-rsid="005e1e0b" style:font-weight-asian="bold" style:font-weight-complex="bold"/>
    </style:style>
    <style:style style:name="P58" style:family="paragraph" style:parent-style-name="Table_20_Contents">
      <style:text-properties fo:font-weight="bold" officeooo:rsid="005e1e0b" officeooo:paragraph-rsid="005e1e0b" style:font-weight-asian="bold" style:font-weight-complex="bold"/>
    </style:style>
    <style:style style:name="P59" style:family="paragraph" style:parent-style-name="Table_20_Contents" style:list-style-name="L6">
      <style:text-properties officeooo:rsid="0058e7ed" officeooo:paragraph-rsid="0058e7ed"/>
    </style:style>
    <style:style style:name="P60"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61" style:family="paragraph" style:parent-style-name="Text_20_body" style:list-style-name="L3"/>
    <style:style style:name="P62"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3996722118160">
          <table:table-cell table:style-name="Table1.A1" office:value-type="string">
            <text:p text:style-name="P13"/>
            <text:p text:style-name="P13"/>
            <text:p text:style-name="P14">search in crontab</text:p>
            <text:p text:style-name="P14"/>
            <text:p text:style-name="P13">.sh</text:p>
            <text:p text:style-name="P13"/>
          </table:table-cell>
        </table:table-row>
        <table:table-row table:style-name="TableLine93996722236176">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3996722335824">
          <table:table-cell table:style-name="Table1.A2" office:value-type="string">
            <text:p text:style-name="P4">Socket is terminated on call.</text:p>
            <text:p text:style-name="P4"/>
          </table:table-cell>
        </table:table-row>
        <table:table-row table:style-name="TableLine93996722336240">
          <table:table-cell table:style-name="Table1.A2" office:value-type="string">
            <text:p text:style-name="P7"/>
            <text:p text:style-name="P6"/>
            <text:p text:style-name="Table_20_Contents"/>
            <text:p text:style-name="Table_20_Contents"/>
          </table:table-cell>
        </table:table-row>
        <table:table-row table:style-name="TableLine93996722336896">
          <table:table-cell table:style-name="Table1.A2" office:value-type="string">
            <text:p text:style-name="P18">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49"># need to test this first:</text:p>
            <text:p text:style-name="P49"/>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50"><text:soft-page-break/>}</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50">}</text:p>
            <text:p text:style-name="P5"/>
          </table:table-cell>
        </table:table-row>
        <table:table-row table:style-name="TableLine93996722337744">
          <table:table-cell table:style-name="Table1.A2" office:value-type="string">
            <text:p text:style-name="P19">Backup sql:</text:p>
            <text:p text:style-name="P19"/>
            <text:p text:style-name="P19">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oft-page-break/><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19"/>
            <text:p text:style-name="P19"/>
          </table:table-cell>
        </table:table-row>
        <table:table-row table:style-name="TableLine93996722338384">
          <table:table-cell table:style-name="Table1.A2" office:value-type="string">
            <text:p text:style-name="P21">No overwrite takes place .<text:line-break/>Incremental backup:<text:line-break/>but no incremental restore:</text:p>
            <text:p text:style-name="P21"/>
            <text:p text:style-name="P20"/>
          </table:table-cell>
        </table:table-row>
        <table:table-row table:style-name="TableLine93996722339024">
          <table:table-cell table:style-name="Table1.A2" office:value-type="string">
            <text:p text:style-name="P38">Basic Volume Management</text:p>
            <text:p text:style-name="P38">- pools , Volumes , Labels:</text:p>
          </table:table-cell>
        </table:table-row>
        <table:table-row table:style-name="TableLine93996722339712">
          <table:table-cell table:style-name="Table1.A2" office:value-type="string">
            <text:p text:style-name="P38">Scheduling:</text:p>
          </table:table-cell>
        </table:table-row>
        <table:table-row table:style-name="TableLine93996722340320">
          <table:table-cell table:style-name="Table1.A2" office:value-type="string">
            <text:p text:style-name="P38">RunBeforeJob = "/opt/bacula/scripts/manual_prune.pl --doprune –expired"</text:p>
          </table:table-cell>
        </table:table-row>
        <table:table-row table:style-name="TableLine93996722340928">
          <table:table-cell table:style-name="Table1.A2" office:value-type="string">
            <text:p text:style-name="P22">THINGS TO BE CONSIDERED BEFORE DISIGNING BACULA :</text:p>
            <text:p text:style-name="P38">To summarize, Bacula Systems advises you to:</text:p>
            <text:p text:style-name="P38">◾ send the BSR files created by backing up your catalog to an email address</text:p>
            <text:p text:style-name="P38">that is on a separate machine.</text:p>
            <text:p text:style-name="P38">◾ Properly configure your Pools with limits on the usage duration and the</text:p>
            <text:p text:style-name="P38">maximum size of your volumes</text:p>
            <text:p text:style-name="P38">◾ configure the truncate operation for purged volumes</text:p>
            <text:p text:style-name="P38">◾ turn off AutoPrune, and prune your volumes regularly</text:p>
            <text:p text:style-name="P38">◾ label your volumes automatically with AutoLabel</text:p>
            <text:p text:style-name="P38">◾ configure multiple devices in the Storage daemon and group them in a Virtual</text:p>
            <text:p text:style-name="P38">Autochanger resource in the Director’s configuration file</text:p>
            <text:p text:style-name="P38">◾ configure extra Device dedicated for Restore in the Virtual Autochanger</text:p>
            <text:p text:style-name="P38">◾ use a different MediaType for each physical location</text:p>
            <text:p text:style-name="P38">◾ limit the Maximum Concurrent Jobs for each device</text:p>
            <text:p text:style-name="P38">◾ test your disk system to find the best global Maximum Concurrent Jobs for</text:p>
            <text:p text:style-name="P38">the Storage daemon</text:p>
            <text:p text:style-name="P38">◾ turn on attribute spooling on all your jobs (Spool Attributes=Yes)</text:p>
            <text:p text:style-name="P38"><text:soft-page-break/>◾ use xfs with barrier=0 over traditional filesystems such as ext3</text:p>
            <text:p text:style-name="P38">◾ use new filesystems such as ext4, zfs or btrfs, xfs, specially if your storage array</text:p>
            <text:p text:style-name="P38">is larger than 8TB</text:p>
            <text:p text:style-name="P38">◾ if possible mirror your volumes to another place over the network, or to copy</text:p>
            <text:p text:style-name="P38">important volumes to tape</text:p>
            <text:p text:style-name="P38">◾ either turn on Accurate in your Job resources or as a compromise turn it on</text:p>
            <text:p text:style-name="P38">once a week in a Schedule resource</text:p>
            <text:p text:style-name="P38">◾ use MaxFullInterval = 31 to ensure you always have a current Full backup</text:p>
          </table:table-cell>
        </table:table-row>
        <table:table-row table:style-name="TableLine93996722341616">
          <table:table-cell table:style-name="Table1.A2" office:value-type="string">
            <text:p text:style-name="P23">Automatic labelling</text:p>
            <text:p text:style-name="P23">check if the job run on schedule:</text:p>
            <text:p text:style-name="P23">-<text:span text:style-name="T9">with automatic labelling, <text:s/>could see the job status with</text:span></text:p>
            <text:p text:style-name="P23"><text:span text:style-name="T9">- </text:span><text:span text:style-name="T10">status director ( displays recent job with status)</text:span></text:p>
            <text:p text:style-name="P23">- <text:span text:style-name="T10">list volumes (volumes made with the completion of job)</text:span></text:p>
            <text:p text:style-name="P23"/>
            <text:p text:style-name="P23">check config file why all the backups are written on first volume name though other volumes are created:</text:p>
            <text:p text:style-name="P23">- <text:span text:style-name="T9">Maximum no. of job = 1 (set it to one, before the creation of new volume in Pool <text:s/>Defination)</text:span></text:p>
            <text:p text:style-name="P46">- by default: it is 0. which allows unlimited no. of job writes until other clauses are not met.</text:p>
            <text:p text:style-name="P23"><text:span text:style-name="T9">- every backup would take place in first volume though other volumes are also labelled with </text:span><text:span text:style-name="T10">Label </text:span><text:span text:style-name="T9">command in console. Even the backup also take place from it.</text:span></text:p>
            <text:p text:style-name="P46"/>
            <text:p text:style-name="P39"><text:line-break/></text:p>
          </table:table-cell>
        </table:table-row>
        <table:table-row table:style-name="TableLine93996722342304">
          <table:table-cell table:style-name="Table1.A2" office:value-type="string">
            <text:p text:style-name="P24">Schedule job not running (How to check)</text:p>
            <text:p text:style-name="P24">- <text:span text:style-name="T9">schedule job runs efficiently with automatic job scheduling:</text:span></text:p>
            <text:p text:style-name="P24"/>
          </table:table-cell>
        </table:table-row>
        <table:table-row table:style-name="TableLine93996722342992">
          <table:table-cell table:style-name="Table1.A2" office:value-type="string">
            <text:p text:style-name="P24">Automatic volume naming not taking place: (How to check)</text:p>
            <text:p text:style-name="P45"/>
            <text:p text:style-name="P24"><text:span text:style-name="T6">- </text:span><text:span text:style-name="T7">new device </text:span><text:span text:style-name="T8">resources </text:span><text:span text:style-name="T7">defination in bacula-fd</text:span></text:p>
            <text:p text:style-name="P40"><text:s text:c="5"/>name = Filestorage2</text:p>
            <text:p text:style-name="P24"><text:span text:style-name="T7">- new Pool </text:span><text:span text:style-name="T8">resource</text:span><text:span text:style-name="T7"> defination in bacula-dir</text:span></text:p>
            <text:p text:style-name="P40"><text:soft-page-break/><text:s text:c="5"/>name = Pool1</text:p>
            <text:p text:style-name="P24"><text:span text:style-name="T7">- </text:span><text:span text:style-name="T8">new Storage resource defination in bacula-dir</text:span></text:p>
            <text:p text:style-name="P42">- </text:p>
            <text:p text:style-name="P41"/>
            <text:p text:style-name="P28"><text:span text:style-name="T5">- Now in Job defination, use Job </text:span><text:span text:style-name="T8">new storage , new pool and new Device;</text:span></text:p>
            <text:p text:style-name="P43">- check for only max volume jobs =1;</text:p>
            <text:p text:style-name="P44"/>
            <text:p text:style-name="P41"><text:s text:c="8"/></text:p>
            <text:p text:style-name="P40"/>
            <text:p text:style-name="P45"/>
            <text:p text:style-name="P24"/>
            <text:p text:style-name="P24"/>
          </table:table-cell>
        </table:table-row>
        <table:table-row table:style-name="TableLine93996722343680">
          <table:table-cell table:style-name="Table1.A2" office:value-type="string">
            <text:p text:style-name="P25">- <text:span text:style-name="T11">variable expansion:</text:span></text:p>
            <text:p text:style-name="P26"/>
            <text:p text:style-name="P52"><text:span text:style-name="Strong_20_Emphasis">Internal Variables</text:span> </text:p>
            <text:p text:style-name="P51"><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 the Job Level </text:p>
            <text:p text:style-name="List_20_Heading">Type </text:p>
            <text:p text:style-name="List_20_Contents">- the Job type </text:p>
            <text:p text:style-name="List_20_Heading">JobId </text:p>
            <text:p text:style-name="List_20_Contents">- the JobId </text:p>
            <text:p text:style-name="List_20_Heading"><text:soft-page-break/>JobName </text:p>
            <text:p text:style-name="List_20_Contents">- the unique job name composed of Job and date </text:p>
            <text:p text:style-name="List_20_Heading">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51">- the Media Type </text:p>
            <text:p text:style-name="P26"/>
            <text:p text:style-name="P26">To create an ISO date: </text:p>
            <text:p text:style-name="P50"><text:s text:c="2"/>DLT-${Year}-${Month:p/2/0/r}-${Day:p/2/0/r}</text:p>
            <text:p text:style-name="Text_20_body">on 20 June 2003 would give <text:span text:style-name="T1">DLT-2003-06-20</text:span> </text:p>
            <text:p text:style-name="P26"/>
          </table:table-cell>
        </table:table-row>
        <table:table-row table:style-name="TableLine93996722344368">
          <table:table-cell table:style-name="Table1.A2" office:value-type="string">
            <text:p text:style-name="P27">- All backups inside same volume name :(Check config for it)</text:p>
            <text:p text:style-name="P27">- <text:span text:style-name="T9">one argument in Pool defination required:</text:span></text:p>
            <text:p text:style-name="P47"/>
            <text:p text:style-name="P27"/>
          </table:table-cell>
        </table:table-row>
        <table:table-row table:style-name="TableLine93996722345056">
          <table:table-cell table:style-name="Table1.A2" office:value-type="string">
            <text:p text:style-name="P29">BVFS</text:p>
          </table:table-cell>
        </table:table-row>
        <table:table-row table:style-name="TableLine93996722345744">
          <table:table-cell table:style-name="Table1.A2" office:value-type="string">
            <text:p text:style-name="P30">Configuration management with config.d </text:p>
            <text:p text:style-name="P31">making file in </text:p>
            <text:list xml:id="list2291970071" text:style-name="L1">
              <text:list-item>
                <text:p text:style-name="P60">config.d/jobs</text:p>
              </text:list-item>
              <text:list-item>
                <text:p text:style-name="P60">config.d/storages.d</text:p>
              </text:list-item>
              <text:list-item>
                <text:p text:style-name="P60">config.d/schedules.d</text:p>
              </text:list-item>
              <text:list-item>
                <text:p text:style-name="P60">etc</text:p>
              </text:list-item>
            </text:list>
            <text:p text:style-name="P31">@ | find etc/bacula /config.d -type f -name *.<text:span text:style-name="T12">conf</text:span> -exec @{} \;</text:p>
            <text:p text:style-name="P34">-testing in 172.28.255.16</text:p>
            <text:p text:style-name="P31"><text:a xlink:type="simple" xlink:href="http://blog.bacula.org/doku.php?id=sample_configs" text:style-name="Internet_20_link" text:visited-style-name="Visited_20_Internet_20_Link">http://blog.bacula.org/doku.php?id=sample_configs</text:a></text:p>
          </table:table-cell>
        </table:table-row>
        <table:table-row table:style-name="TableLine93996722346432">
          <table:table-cell table:style-name="Table1.A2" office:value-type="string">
            <text:p text:style-name="P33">#REAL CASE BACKUP:</text:p>
            <text:p text:style-name="P32"/>
          </table:table-cell>
        </table:table-row>
        <text:soft-page-break/>
        <table:table-row table:style-name="TableLine93996722347120">
          <table:table-cell table:style-name="Table1.A2" office:value-type="string">
            <text:p text:style-name="P48">- <text:span text:style-name="T13">different pool for Incremental, differential and full backups.</text:span></text:p>
            <text:p text:style-name="P48">- <text:span text:style-name="T13">size of pools, How to determine</text:span></text:p>
            <text:p text:style-name="P48">- <text:span text:style-name="T13">automatic volume purning:</text:span></text:p>
            <text:p text:style-name="P48">- </text:p>
          </table:table-cell>
        </table:table-row>
        <table:table-row table:style-name="TableLine93996722347808">
          <table:table-cell table:style-name="Table1.A2" office:value-type="string">
            <text:p text:style-name="P35">TESTING:</text:p>
            <text:p text:style-name="P37">-<text:span text:style-name="T16">understand and memorize the best practices.</text:span></text:p>
            <text:p text:style-name="P37">-<text:span text:style-name="T15">reviewing our present backup system.</text:span></text:p>
            <text:p text:style-name="P37">-large size file backup</text:p>
            <text:p text:style-name="P36">- simultaneous files backups</text:p>
            <text:p text:style-name="P36">- what if one storage fails,</text:p>
            <text:p text:style-name="P36">- what if bacula-dir or bacula-fd fails</text:p>
            <text:p text:style-name="P36">- mysql dump,</text:p>
            <text:p text:style-name="P36">-differential backup reviewing.</text:p>
            <text:p text:style-name="P36">- <text:span text:style-name="T14">automatic purning and purging.</text:span></text:p>
            <text:p text:style-name="P36"/>
          </table:table-cell>
        </table:table-row>
        <table:table-row table:style-name="TableLine93996722348496">
          <table:table-cell table:style-name="Table1.A2" office:value-type="string">
            <text:p text:style-name="P33"/>
          </table:table-cell>
        </table:table-row>
        <table:table-row table:style-name="TableLine93996722349184">
          <table:table-cell table:style-name="Table1.A2" office:value-type="string">
            <text:p text:style-name="P33"/>
          </table:table-cell>
        </table:table-row>
      </table:table>
      <text:p text:style-name="Standard"/>
      <text:p text:style-name="Standard"/>
      <table:table table:name="Table2" table:style-name="Table2">
        <table:table-column table:style-name="Table2.A"/>
        <table:table-row table:style-name="TableLine93996722350496">
          <table:table-cell table:style-name="Table2.A1" office:value-type="string">
            <text:p text:style-name="P11">WEB GUI FOR BACULA:</text:p>
            <text:list xml:id="list2068840320" text:style-name="L2">
              <text:list-item>
                <text:p text:style-name="P53">baculum api</text:p>
              </text:list-item>
              <text:list-item>
                <text:p text:style-name="P53">baculum</text:p>
              </text:list-item>
              <text:list-item>
                <text:p text:style-name="P53">bacula-web</text:p>
              </text:list-item>
              <text:list-item>
                <text:p text:style-name="P53"/>
              </text:list-item>
            </text:list>
          </table:table-cell>
        </table:table-row>
        <table:table-row table:style-name="TableLine93996722406112">
          <table:table-cell table:style-name="Table2.A2" office:value-type="string">
            <text:p text:style-name="P8"/>
            <text:p text:style-name="P8"/>
            <text:p text:style-name="P8">BACULUM: A WEB INTERFACE FOR BACULA</text:p>
          </table:table-cell>
        </table:table-row>
        <table:table-row table:style-name="TableLine93996722411376">
          <table:table-cell table:style-name="Table2.A2" office:value-type="string">
            <text:p text:style-name="Text_20_body">For rpm binary there are the following packages: </text:p>
            <text:list xml:id="list3877695047" text:style-name="L3">
              <text:list-item>
                <text:p text:style-name="P62">baculum-api - main Baculum API package with application files </text:p>
              </text:list-item>
              <text:list-item>
                <text:p text:style-name="P62">baculum-api-httpd - Apache web server configuration files for Baculum API </text:p>
              </text:list-item>
              <text:list-item>
                <text:p text:style-name="P62">baculum-api-lighttpd - Lighttpd web server configuration files for Baculum API </text:p>
              </text:list-item>
              <text:list-item>
                <text:p text:style-name="P62">baculum-common - Common files for Baculum API and Baculum Web </text:p>
              </text:list-item>
              <text:list-item>
                <text:p text:style-name="P62">baculum-web - main Baculum Web package with application files </text:p>
              </text:list-item>
              <text:list-item>
                <text:p text:style-name="P62">baculum-web-httpd - Apache web server configuration files for Baculum Web </text:p>
              </text:list-item>
              <text:list-item>
                <text:p text:style-name="P61">baculum-web-lighttpd - Lighttpd web server configuration files for Baculum Web </text:p>
              </text:list-item>
            </text:list>
            <text:p text:style-name="Table_20_Contents"/>
          </table:table-cell>
        </table:table-row>
        <text:soft-page-break/>
        <table:table-row table:style-name="TableLine93996722413024">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Text_20_body"/>
          </table:table-cell>
        </table:table-row>
        <table:table-row table:style-name="TableLine93996722414896">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text:soft-page-break/>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3996722323168">
          <table:table-cell table:style-name="Table3.A1" office:value-type="string">
            <text:p text:style-name="P9">ANSIBLE</text:p>
          </table:table-cell>
        </table:table-row>
        <table:table-row table:style-name="TableLine93996722470208">
          <table:table-cell table:style-name="Table3.A2" office:value-type="string">
            <text:list xml:id="list4097793059" text:style-name="L4">
              <text:list-item>
                <text:p text:style-name="P54">Controller, Master, Ansible Engine</text:p>
              </text:list-item>
              <text:list-item>
                <text:p text:style-name="P54">Control Nodes</text:p>
              </text:list-item>
              <text:list-item>
                <text:p text:style-name="P54">Inventory</text:p>
              </text:list-item>
              <text:list-item>
                <text:p text:style-name="P54">Playbook</text:p>
              </text:list-item>
            </text:list>
            <text:p text:style-name="P15"/>
          </table:table-cell>
        </table:table-row>
        <table:table-row table:style-name="TableLine93996722472384">
          <table:table-cell table:style-name="Table3.A2" office:value-type="string">
            <text:p text:style-name="P15">Installation in Centos:</text:p>
            <text:p text:style-name="P15">- yum install epel-release</text:p>
            <text:p text:style-name="P15">- yum install ansible</text:p>
            <text:p text:style-name="P15"/>
          </table:table-cell>
        </table:table-row>
        <table:table-row table:style-name="TableLine93996722472640">
          <table:table-cell table:style-name="Table3.A2" office:value-type="string">
            <text:p text:style-name="P16">Preconfiguration:</text:p>
            <text:p text:style-name="P16">- python should be installed on all nodes, master and controlled nodes</text:p>
            <text:p text:style-name="P16">- since it works with ssh, following things should be configured:</text:p>
            <text:list xml:id="list3191006440" text:style-name="L5">
              <text:list-item>
                <text:p text:style-name="P55">password authentication</text:p>
              </text:list-item>
              <text:list-item>
                <text:p text:style-name="P55">password less authentication: ssh ansible@host_name</text:p>
                <text:list>
                  <text:list-item>
                    <text:p text:style-name="P55">make common ansible user in all host with simialr password with sudo previliges</text:p>
                  </text:list-item>
                  <text:list-item>
                    <text:p text:style-name="P55">edit sudoer files to ensure sudo previliges</text:p>
                  </text:list-item>
                  <text:list-item>
                    <text:p text:style-name="P55">enable password authentication @ ssh_conf file</text:p>
                  </text:list-item>
                  <text:list-item>
                    <text:p text:style-name="P55">generate key @ master and copy it to all other hosts.</text:p>
                  </text:list-item>
                </text:list>
              </text:list-item>
            </text:list>
            <text:p text:style-name="P16"/>
            <text:p text:style-name="P16">-<text:span text:style-name="T17">test connection:</text:span></text:p>
            <text:p text:style-name="P16"/>
            <text:p text:style-name="P16"/>
          </table:table-cell>
        </table:table-row>
        <table:table-row table:style-name="TableLine93996722473168">
          <table:table-cell table:style-name="Table3.A2" office:value-type="string">
            <text:p text:style-name="P17">Config file to install fd client in all managed nodes:</text:p>
            <text:p text:style-name="P17"/>
            <text:list xml:id="list3291921192" text:style-name="L6">
              <text:list-item>
                <text:p text:style-name="P59">-<text:span text:style-name="T3">make sure to run the every operation in ansible with ansible user.</text:span></text:p>
              </text:list-item>
              <text:list-item>
                <text:p text:style-name="P56">- <text:span text:style-name="T18">disable host key checking</text:span></text:p>
                <text:list>
                  <text:list-item>
                    <text:p text:style-name="P57">In ansible.cfg: (#host_key_checking = False ) </text:p>
                  </text:list-item>
                </text:list>
              </text:list-item>
            </text:list>
            <text:p text:style-name="P58"/>
            <text:list xml:id="list231641760280398" text:continue-numbering="true" text:style-name="L6">
              <text:list-item>
                <text:p text:style-name="P57"/>
              </text:list-item>
            </text:list>
          </table:table-cell>
        </table:table-row>
      </table:table>
      <text:p text:style-name="Standard"/>
      <table:table table:name="Table4" table:style-name="Table4">
        <table:table-column table:style-name="Table4.A"/>
        <table:table-row table:style-name="TableLine93996722474048">
          <table:table-cell table:style-name="Table4.A1" office:value-type="string">
            <text:p text:style-name="P10">POSTGRESQL</text:p>
          </table:table-cell>
        </table:table-row>
        <table:table-row table:style-name="TableLine93996722476704">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50"><text:soft-page-break/>sudo yum install postgresql-server postgresql-contrib</text:p>
            <text:p text:style-name="Text_20_body">This might take some time to complete.</text:p>
            <text:h text:style-name="Heading_20_3" text:outline-level="3">3. Initialize the Database</text:h>
            <text:p text:style-name="Text_20_body">Once the installation is done, you can initialize the database using the below command:</text:p>
            <text:p text:style-name="P50">sudo postgresql-setup initdb</text:p>
            <text:h text:style-name="Heading_20_3" text:outline-level="3">4. Start the Database</text:h>
            <text:p text:style-name="Text_20_body">After initializing the database, you can start the database using:</text:p>
            <text:p text:style-name="P50">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50">sudo systemctl enable postgresql</text:p>
            <text:p text:style-name="Table_20_Contents"/>
          </table:table-cell>
        </table:table-row>
        <table:table-row table:style-name="TableLine93996722482192">
          <table:table-cell table:style-name="Table4.A2" office:value-type="string">
            <text:p text:style-name="Table_20_Contents"/>
          </table:table-cell>
        </table:table-row>
      </table:table>
      <text:p text:style-name="Standard"/>
      <text:p text:style-name="Standard"/>
      <table:table table:name="Table5" table:style-name="Table5">
        <table:table-column table:style-name="Table5.A"/>
        <table:table-row table:style-name="TableLine93996722483552">
          <table:table-cell table:style-name="Table5.A1" office:value-type="string">
            <text:p text:style-name="P12">#bck-03 = </text:p>
            <text:p text:style-name="P12">#bck = </text:p>
            <text:p text:style-name="P12">#bck02 = </text:p>
          </table:table-cell>
        </table:table-row>
        <table:table-row table:style-name="TableLine93996722494208">
          <table:table-cell table:style-name="Table5.A2" office:value-type="string">
            <text:p text:style-name="Table_20_Contents"/>
          </table:table-cell>
        </table:table-row>
        <table:table-row table:style-name="TableLine93996722494976">
          <table:table-cell table:style-name="Table5.A2" office:value-type="string">
            <text:p text:style-name="Table_20_Contents"/>
          </table:table-cell>
        </table:table-row>
        <table:table-row table:style-name="TableLine93996722495552">
          <table:table-cell table:style-name="Table5.A2" office:value-type="string">
            <text:p text:style-name="Table_20_Contents"/>
          </table:table-cell>
        </table:table-row>
        <table:table-row table:style-name="TableLine93996722496208">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27T21:30:59.140618459</dc:date>
    <meta:editing-duration>P1DT3H4M1S</meta:editing-duration>
    <meta:editing-cycles>56</meta:editing-cycles>
    <meta:document-statistic meta:table-count="5" meta:image-count="0" meta:object-count="0" meta:page-count="10" meta:paragraph-count="271" meta:word-count="1836" meta:character-count="11727" meta:non-whitespace-character-count="10077"/>
  </office:meta>
</office:document-meta>
</file>